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B0000000A352FEA5389A61FED.png" manifest:media-type="image/png"/>
  <manifest:file-entry manifest:full-path="Pictures/100007B7000001180000010F070C61E3B3257AAF.svg" manifest:media-type="image/svg+xml"/>
  <manifest:file-entry manifest:full-path="Pictures/1000119C000003B00000011B52799679363E9B91.svg" manifest:media-type="image/svg+xml"/>
  <manifest:file-entry manifest:full-path="Pictures/100002010000000A0000000B49110ED12664E6BF.png" manifest:media-type="image/png"/>
  <manifest:file-entry manifest:full-path="Pictures/10000201000000240000000B2F64982DA3FD60E8.png" manifest:media-type="image/png"/>
  <manifest:file-entry manifest:full-path="Pictures/100008DE000001040000011A1C8C5B7A1C5F122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06cm" svg:stroke-color="#81d41a" draw:marker-start-width="0.359cm" draw:marker-end-width="0.359cm" draw:fill-color="#81d41a" draw:textarea-horizontal-align="justify" draw:textarea-vertical-align="middle" draw:auto-grow-height="false" fo:min-height="3.327cm" fo:min-width="3.585cm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5983b0" draw:marker-start-width="0.321cm" draw:marker-end-width="0.321cm" draw:fill-color="#5983b0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106cm" svg:stroke-color="#5eb91e" draw:marker-start-width="0.359cm" draw:marker-end-width="0.359cm" draw:fill-color="#81d41a" draw:textarea-horizontal-align="justify" draw:textarea-vertical-align="middle" draw:auto-grow-height="false" fo:min-height="3.595cm" fo:min-width="3.718cm" fo:padding-top="0.178cm" fo:padding-bottom="0.178cm" fo:padding-left="0.303cm" fo:padding-right="0.303cm"/>
    </style:style>
    <style:style style:name="gr4" style:family="graphic" style:parent-style-name="standard">
      <style:graphic-properties draw:stroke="none" draw:stroke-dash="Dot" svg:stroke-width="0.081cm" svg:stroke-color="#5983b0" draw:marker-start-width="0.321cm" draw:marker-end-width="0.321cm" draw:fill-color="#5983b0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5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Dot" svg:stroke-width="0.018cm" svg:stroke-color="#7c9fc4" draw:marker-start-width="0.227cm" draw:marker-end-width="0.227cm" svg:stroke-opacity="100%" draw:fill-color="#5983b0" draw:opacity="52%" draw:textarea-horizontal-align="justify" draw:textarea-vertical-align="middle" draw:auto-grow-height="false" fo:min-height="1.999cm" fo:min-width="1.929cm" fo:padding-top="0.134cm" fo:padding-bottom="0.134cm" fo:padding-left="0.259cm" fo:padding-right="0.259cm"/>
    </style:style>
    <style:style style:name="gr7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9cm" fo:min-width="1.93cm" fo:padding-top="0.165cm" fo:padding-bottom="0.165cm" fo:padding-left="0.29cm" fo:padding-right="0.29cm"/>
    </style:style>
    <style:style style:name="gr8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8cm" fo:min-width="1.929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81cm" svg:stroke-color="#ff0000" draw:marker-start-width="0.321cm" draw:marker-end-width="0.321cm" draw:fill-color="#ec9ba4" draw:textarea-horizontal-align="justify" draw:textarea-vertical-align="middle" draw:auto-grow-height="false" fo:min-height="5.392cm" fo:min-width="5.904cm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83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5983b0" draw:opacity="52%"/>
      <style:paragraph-properties fo:text-align="center"/>
    </style:style>
    <style:style style:name="P4" style:family="paragraph">
      <loext:graphic-properties draw:fill-color="#ec9ba4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3.683cm" svg:x="12.827cm" svg:y="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7.112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324cm" svg:height="3.951cm" svg:x="5.436cm" svg:y="13.2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48cm" svg:height="3.292cm" svg:x="3.638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48cm" svg:height="3.292cm" svg:x="5.91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547cm" svg:height="3.293cm" svg:x="8.007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48cm" svg:height="3.292cm" svg:x="7.96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548cm" svg:height="3.293cm" svg:x="8.009cm" svg:y="1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48cm" svg:height="3.292cm" svg:x="3.639cm" svg:y="1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547cm" svg:height="3.292cm" svg:x="5.91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48cm" svg:height="3.292cm" svg:x="3.518cm" svg:y="13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8.128cm" svg:height="7.366cm" svg:x="16.256cm" svg:y="11.557cm">
          <text:p/>
          <draw:enhanced-geometry svg:viewBox="0 0 21600 21600" draw:path-stretchpoint-x="10800" draw:path-stretchpoint-y="10800" draw:text-areas="?f3 ?f4 ?f5 ?f6" draw:type="round-rectangle" draw:modifiers="5421.25695669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524cm" svg:height="1.016cm" svg:x="11.938cm" svg:y="1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1.406cm" svg:height="1.523cm" svg:x="14.224cm" svg:y="2.286cm">
          <draw:image xlink:href="Pictures/100008DE000001040000011A1C8C5B7A1C5F1220.svg" xlink:type="simple" xlink:show="embed" xlink:actuate="onLoad" loext:mime-type="image/svg+xml">
            <text:p/>
          </draw:image>
          <draw:image xlink:href="Pictures/100002010000000A0000000B49110ED12664E6BF.png" xlink:type="simple" xlink:show="embed" xlink:actuate="onLoad" loext:mime-type="image/png"/>
          <svg:title>TexMaths</svg:title>
          <svg:desc>14§display§\textcolor{mydarkgreen}{\mathcal{B}}§svg§600§TRUE§</svg:desc>
        </draw:frame>
        <draw:frame draw:style-name="gr11" draw:text-style-name="P6" draw:layer="layout" svg:width="5.089cm" svg:height="1.523cm" svg:x="17.653cm" svg:y="14.351cm">
          <draw:image xlink:href="Pictures/1000119C000003B00000011B52799679363E9B91.svg" xlink:type="simple" xlink:show="embed" xlink:actuate="onLoad" loext:mime-type="image/svg+xml">
            <text:p/>
          </draw:image>
          <draw:image xlink:href="Pictures/10000201000000240000000B2F64982DA3FD60E8.png" xlink:type="simple" xlink:show="embed" xlink:actuate="onLoad" loext:mime-type="image/png"/>
          <svg:title>TexMaths</svg:title>
          <svg:desc>14§display§\textcolor{red}{\mathcal{A} \oplus \mathcal{B}}§svg§600§TRUE§</svg:desc>
        </draw:frame>
        <draw:line draw:style-name="gr12" draw:text-style-name="P7" draw:layer="layout" svg:x1="8.636cm" svg:y1="6.252cm" svg:x2="8.636cm" svg:y2="3.302cm">
          <text:p/>
        </draw:line>
        <draw:line draw:style-name="gr13" draw:text-style-name="P7" draw:layer="layout" svg:x1="8.639cm" svg:y1="6.272cm" svg:x2="11.43cm" svg:y2="6.223cm">
          <text:p/>
        </draw:line>
        <draw:frame draw:style-name="gr11" draw:text-style-name="P6" draw:layer="layout" svg:width="1.636cm" svg:height="1.582cm" svg:x="7.747cm" svg:y="5.403cm">
          <draw:image xlink:href="Pictures/100007B7000001180000010F070C61E3B3257AAF.svg" xlink:type="simple" xlink:show="embed" xlink:actuate="onLoad" loext:mime-type="image/svg+xml">
            <text:p/>
          </draw:image>
          <draw:image xlink:href="Pictures/100002010000000B0000000A352FEA5389A61FED.png" xlink:type="simple" xlink:show="embed" xlink:actuate="onLoad" loext:mime-type="image/png"/>
          <svg:title>TexMaths</svg:title>
          <svg:desc>14§display§\textcolor{mydarkblue}{\mathcal{A}}§svg§600§TRUE§</svg:desc>
        </draw:frame>
        <draw:line draw:style-name="gr12" draw:text-style-name="P7" draw:layer="layout" svg:x1="13.843cm" svg:y1="18.444cm" svg:x2="13.843cm" svg:y2="15.494cm">
          <text:p/>
        </draw:line>
        <draw:line draw:style-name="gr13" draw:text-style-name="P7" draw:layer="layout" svg:x1="13.846cm" svg:y1="18.464cm" svg:x2="16.637cm" svg:y2="18.415cm">
          <text:p/>
        </draw:line>
        <draw:line draw:style-name="gr12" draw:text-style-name="P7" draw:layer="layout" svg:x1="1.359cm" svg:y1="18.444cm" svg:x2="1.359cm" svg:y2="15.494cm">
          <text:p/>
        </draw:line>
        <draw:line draw:style-name="gr13" draw:text-style-name="P7" draw:layer="layout" svg:x1="1.362cm" svg:y1="18.464cm" svg:x2="4.153cm" svg:y2="18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11T09:49:04.519145169</dc:date>
    <meta:editing-duration>PT1H29M21S</meta:editing-duration>
    <meta:editing-cycles>14</meta:editing-cycles>
    <meta:generator>LibreOffice/6.4.7.2$Linux_X86_64 LibreOffice_project/40$Build-2</meta:generator>
    <meta:document-statistic meta:object-count="22"/>
  </office:meta>
</office:document-meta>
</file>